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40">
            <text:p>GX-10540</text:p>
          </table:table-cell>
          <table:table-cell office:value-type="float" office:value="-33.238">
            <text:p>-33.238</text:p>
          </table:table-cell>
          <table:table-cell office:value-type="float" office:value="115.698">
            <text:p>115.698</text:p>
          </table:table-cell>
          <table:table-cell office:value-type="float" office:value="5555.0">
            <text:p>5555.0</text:p>
          </table:table-cell>
          <table:table-cell office:value-type="float" office:value="200.0">
            <text:p>200.0</text:p>
          </table:table-cell>
          <table:table-cell office:value-type="string" office:value="Bivalves and gastropods">
            <text:p>Bivalves and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615">
            <text:p>GX-12615</text:p>
          </table:table-cell>
          <table:table-cell office:value-type="float" office:value="-32.818">
            <text:p>-32.818</text:p>
          </table:table-cell>
          <table:table-cell office:value-type="float" office:value="115.647">
            <text:p>115.647</text:p>
          </table:table-cell>
          <table:table-cell office:value-type="float" office:value="5455.0">
            <text:p>5455.0</text:p>
          </table:table-cell>
          <table:table-cell office:value-type="float" office:value="110.0">
            <text:p>110.0</text:p>
          </table:table-cell>
          <table:table-cell office:value-type="string" office:value="Shell material (Donax)">
            <text:p>Shell material (Donax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618">
            <text:p>GX-12618</text:p>
          </table:table-cell>
          <table:table-cell office:value-type="float" office:value="-32.818">
            <text:p>-32.818</text:p>
          </table:table-cell>
          <table:table-cell office:value-type="float" office:value="115.647">
            <text:p>115.647</text:p>
          </table:table-cell>
          <table:table-cell office:value-type="float" office:value="4850.0">
            <text:p>4850.0</text:p>
          </table:table-cell>
          <table:table-cell office:value-type="float" office:value="260.0">
            <text:p>26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656">
            <text:p>GX-12656</text:p>
          </table:table-cell>
          <table:table-cell office:value-type="float" office:value="-32.881">
            <text:p>-32.881</text:p>
          </table:table-cell>
          <table:table-cell office:value-type="float" office:value="115.664">
            <text:p>115.664</text:p>
          </table:table-cell>
          <table:table-cell office:value-type="float" office:value="5890.0">
            <text:p>5890.0</text:p>
          </table:table-cell>
          <table:table-cell office:value-type="float" office:value="85.0">
            <text:p>85.0</text:p>
          </table:table-cell>
          <table:table-cell office:value-type="string" office:value="Shell material (Katelysia)">
            <text:p>Shell material (Katelys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917">
            <text:p>GX-12917</text:p>
          </table:table-cell>
          <table:table-cell office:value-type="float" office:value="-33.086">
            <text:p>-33.086</text:p>
          </table:table-cell>
          <table:table-cell office:value-type="float" office:value="115.697">
            <text:p>115.697</text:p>
          </table:table-cell>
          <table:table-cell office:value-type="float" office:value="5655.0">
            <text:p>5655.0</text:p>
          </table:table-cell>
          <table:table-cell office:value-type="float" office:value="85.0">
            <text:p>85.0</text:p>
          </table:table-cell>
          <table:table-cell office:value-type="string" office:value="Shell material (Katelysia)">
            <text:p>Shell material (Katelys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39">
            <text:p>GX-10539</text:p>
          </table:table-cell>
          <table:table-cell office:value-type="float" office:value="-33.238">
            <text:p>-33.238</text:p>
          </table:table-cell>
          <table:table-cell office:value-type="float" office:value="115.691">
            <text:p>115.691</text:p>
          </table:table-cell>
          <table:table-cell office:value-type="float" office:value="6495.0">
            <text:p>6495.0</text:p>
          </table:table-cell>
          <table:table-cell office:value-type="float" office:value="255.0">
            <text:p>255.0</text:p>
          </table:table-cell>
          <table:table-cell office:value-type="string" office:value="Bivalves and gastropods">
            <text:p>Bivalves and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918">
            <text:p>GX-12918</text:p>
          </table:table-cell>
          <table:table-cell office:value-type="float" office:value="-33.086">
            <text:p>-33.086</text:p>
          </table:table-cell>
          <table:table-cell office:value-type="float" office:value="115.697">
            <text:p>115.697</text:p>
          </table:table-cell>
          <table:table-cell office:value-type="float" office:value="6135.0">
            <text:p>6135.0</text:p>
          </table:table-cell>
          <table:table-cell office:value-type="float" office:value="210.0">
            <text:p>210.0</text:p>
          </table:table-cell>
          <table:table-cell office:value-type="string" office:value="Shell material (Katelysia)">
            <text:p>Shell material (Katelys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2920">
            <text:p>GX-12920</text:p>
          </table:table-cell>
          <table:table-cell office:value-type="float" office:value="-33.086">
            <text:p>-33.086</text:p>
          </table:table-cell>
          <table:table-cell office:value-type="float" office:value="115.697">
            <text:p>115.697</text:p>
          </table:table-cell>
          <table:table-cell office:value-type="float" office:value="3865.0">
            <text:p>3865.0</text:p>
          </table:table-cell>
          <table:table-cell office:value-type="float" office:value="80.0">
            <text:p>80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96,LewisEtal2013">
            <text:p>Semeniuk1996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7218">
            <text:p>GX-7218</text:p>
          </table:table-cell>
          <table:table-cell office:value-type="float" office:value="-33.247">
            <text:p>-33.247</text:p>
          </table:table-cell>
          <table:table-cell office:value-type="float" office:value="115.682">
            <text:p>115.682</text:p>
          </table:table-cell>
          <table:table-cell office:value-type="float" office:value="4250.0">
            <text:p>4250.0</text:p>
          </table:table-cell>
          <table:table-cell office:value-type="float" office:value="153.0">
            <text:p>153.0</text:p>
          </table:table-cell>
          <table:table-cell office:value-type="string" office:value="Bivalve (mixed)">
            <text:p>Bivalve (mixed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9227">
            <text:p>GX-9227</text:p>
          </table:table-cell>
          <table:table-cell office:value-type="float" office:value="-33.252">
            <text:p>-33.252</text:p>
          </table:table-cell>
          <table:table-cell office:value-type="float" office:value="115.682">
            <text:p>115.682</text:p>
          </table:table-cell>
          <table:table-cell office:value-type="float" office:value="4430.0">
            <text:p>4430.0</text:p>
          </table:table-cell>
          <table:table-cell office:value-type="float" office:value="198.0">
            <text:p>198.0</text:p>
          </table:table-cell>
          <table:table-cell office:value-type="string" office:value="Bivalve (Glycymeris)">
            <text:p>Bivalve (Glycymeri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9228">
            <text:p>GX-9228</text:p>
          </table:table-cell>
          <table:table-cell office:value-type="float" office:value="-33.251">
            <text:p>-33.251</text:p>
          </table:table-cell>
          <table:table-cell office:value-type="float" office:value="115.682">
            <text:p>115.682</text:p>
          </table:table-cell>
          <table:table-cell office:value-type="float" office:value="4015.0">
            <text:p>4015.0</text:p>
          </table:table-cell>
          <table:table-cell office:value-type="float" office:value="193.0">
            <text:p>193.0</text:p>
          </table:table-cell>
          <table:table-cell office:value-type="string" office:value="Bivalve (Donacilla)">
            <text:p>Bivalve (Donacill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50">
            <text:p>GX-10550</text:p>
          </table:table-cell>
          <table:table-cell office:value-type="float" office:value="-33.273">
            <text:p>-33.273</text:p>
          </table:table-cell>
          <table:table-cell office:value-type="float" office:value="115.69">
            <text:p>115.69</text:p>
          </table:table-cell>
          <table:table-cell office:value-type="float" office:value="2820.0">
            <text:p>2820.0</text:p>
          </table:table-cell>
          <table:table-cell office:value-type="float" office:value="175.0">
            <text:p>175.0</text:p>
          </table:table-cell>
          <table:table-cell office:value-type="string" office:value="Clam (Sanguinolaria)">
            <text:p>Clam (Sanguinolari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I-10195">
            <text:p>I-10195</text:p>
          </table:table-cell>
          <table:table-cell office:value-type="float" office:value="-33.583">
            <text:p>-33.583</text:p>
          </table:table-cell>
          <table:table-cell office:value-type="float" office:value="115.467">
            <text:p>115.467</text:p>
          </table:table-cell>
          <table:table-cell office:value-type="float" office:value="5005.0">
            <text:p>5005.0</text:p>
          </table:table-cell>
          <table:table-cell office:value-type="float" office:value="124.0">
            <text:p>124.0</text:p>
          </table:table-cell>
          <table:table-cell office:value-type="string" office:value="Shell material (Katelysia scalarina)">
            <text:p>Shell material (Katelysia scalarin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earleLogan1978,BuckleyValdesPages1981,LewisEtal2013">
            <text:p>SearleLogan1978,BuckleyValdesPages1981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38">
            <text:p>GX-10538</text:p>
          </table:table-cell>
          <table:table-cell office:value-type="float" office:value="-33.259">
            <text:p>-33.259</text:p>
          </table:table-cell>
          <table:table-cell office:value-type="float" office:value="115.692">
            <text:p>115.692</text:p>
          </table:table-cell>
          <table:table-cell office:value-type="float" office:value="5740.0">
            <text:p>5740.0</text:p>
          </table:table-cell>
          <table:table-cell office:value-type="float" office:value="190.0">
            <text:p>190.0</text:p>
          </table:table-cell>
          <table:table-cell office:value-type="string" office:value="Bivalves and gastropods">
            <text:p>Bivalves and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Wk-12787">
            <text:p>Wk-12787</text:p>
          </table:table-cell>
          <table:table-cell office:value-type="float" office:value="-33.58">
            <text:p>-33.58</text:p>
          </table:table-cell>
          <table:table-cell office:value-type="float" office:value="115.1">
            <text:p>115.1</text:p>
          </table:table-cell>
          <table:table-cell office:value-type="float" office:value="4178.0">
            <text:p>4178.0</text:p>
          </table:table-cell>
          <table:table-cell office:value-type="float" office:value="46.0">
            <text:p>46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Wk-12788">
            <text:p>Wk-12788</text:p>
          </table:table-cell>
          <table:table-cell office:value-type="float" office:value="-33.58">
            <text:p>-33.58</text:p>
          </table:table-cell>
          <table:table-cell office:value-type="float" office:value="115.1">
            <text:p>115.1</text:p>
          </table:table-cell>
          <table:table-cell office:value-type="float" office:value="3021.0">
            <text:p>3021.0</text:p>
          </table:table-cell>
          <table:table-cell office:value-type="float" office:value="33.0">
            <text:p>33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Wk-12789">
            <text:p>Wk-12789</text:p>
          </table:table-cell>
          <table:table-cell office:value-type="float" office:value="-33.58">
            <text:p>-33.58</text:p>
          </table:table-cell>
          <table:table-cell office:value-type="float" office:value="115.1">
            <text:p>115.1</text:p>
          </table:table-cell>
          <table:table-cell office:value-type="float" office:value="4641.0">
            <text:p>4641.0</text:p>
          </table:table-cell>
          <table:table-cell office:value-type="float" office:value="49.0">
            <text:p>49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9229">
            <text:p>GX-9229</text:p>
          </table:table-cell>
          <table:table-cell office:value-type="float" office:value="-33.257">
            <text:p>-33.257</text:p>
          </table:table-cell>
          <table:table-cell office:value-type="float" office:value="115.683">
            <text:p>115.683</text:p>
          </table:table-cell>
          <table:table-cell office:value-type="float" office:value="5175.0">
            <text:p>5175.0</text:p>
          </table:table-cell>
          <table:table-cell office:value-type="float" office:value="212.0">
            <text:p>212.0</text:p>
          </table:table-cell>
          <table:table-cell office:value-type="string" office:value="Bivalve (Glycymeris)">
            <text:p>Bivalve (Glycymeris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I-10196">
            <text:p>I-10196</text:p>
          </table:table-cell>
          <table:table-cell office:value-type="float" office:value="-33.583">
            <text:p>-33.583</text:p>
          </table:table-cell>
          <table:table-cell office:value-type="float" office:value="115.467">
            <text:p>115.467</text:p>
          </table:table-cell>
          <table:table-cell office:value-type="float" office:value="610.0">
            <text:p>610.0</text:p>
          </table:table-cell>
          <table:table-cell office:value-type="float" office:value="82.0">
            <text:p>82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earleLogan1978,BuckleyValdesPages1981,LewisEtal2013">
            <text:p>SearleLogan1978,BuckleyValdesPages1981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41">
            <text:p>GX-10541</text:p>
          </table:table-cell>
          <table:table-cell office:value-type="float" office:value="-33.237">
            <text:p>-33.237</text:p>
          </table:table-cell>
          <table:table-cell office:value-type="float" office:value="115.684">
            <text:p>115.684</text:p>
          </table:table-cell>
          <table:table-cell office:value-type="float" office:value="6755.0">
            <text:p>6755.0</text:p>
          </table:table-cell>
          <table:table-cell office:value-type="float" office:value="305.0">
            <text:p>305.0</text:p>
          </table:table-cell>
          <table:table-cell office:value-type="string" office:value="Bivalves and gastropods">
            <text:p>Bivalves and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Wk-12793">
            <text:p>Wk-12793</text:p>
          </table:table-cell>
          <table:table-cell office:value-type="float" office:value="-33.537">
            <text:p>-33.537</text:p>
          </table:table-cell>
          <table:table-cell office:value-type="float" office:value="115.031">
            <text:p>115.031</text:p>
          </table:table-cell>
          <table:table-cell office:value-type="float" office:value="1487.0">
            <text:p>1487.0</text:p>
          </table:table-cell>
          <table:table-cell office:value-type="float" office:value="39.0">
            <text:p>39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Bunbury">
            <text:p>Bunbury</text:p>
          </table:table-cell>
          <table:table-cell office:value-type="string" office:value="radiocarbon">
            <text:p>radiocarbon</text:p>
          </table:table-cell>
          <table:table-cell office:value-type="string" office:value="GX-10543">
            <text:p>GX-10543</text:p>
          </table:table-cell>
          <table:table-cell office:value-type="float" office:value="-33.257">
            <text:p>-33.257</text:p>
          </table:table-cell>
          <table:table-cell office:value-type="float" office:value="115.689">
            <text:p>115.689</text:p>
          </table:table-cell>
          <table:table-cell office:value-type="float" office:value="6835.0">
            <text:p>6835.0</text:p>
          </table:table-cell>
          <table:table-cell office:value-type="float" office:value="280.0">
            <text:p>280.0</text:p>
          </table:table-cell>
          <table:table-cell office:value-type="string" office:value="Bivalves and gastropods">
            <text:p>Bivalves and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emeniuk1985,LewisEtal2013">
            <text:p>Semeniuk198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